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.75cm" fo:min-width="1.25cm"/>
    </style:style>
    <style:style style:name="gr2" style:family="graphic" style:parent-style-name="standard">
      <style:graphic-properties draw:textarea-horizontal-align="justify" draw:textarea-vertical-align="top" draw:auto-grow-height="false" fo:min-height="12.75cm" fo:min-width="22cm" draw:shadow="visible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7.25cm" fo:min-width="1cm"/>
    </style:style>
    <style:style style:name="gr4" style:family="graphic" style:parent-style-name="standard">
      <style:graphic-properties draw:fill="solid" draw:fill-color="#eeeeee" draw:textarea-horizontal-align="justify" draw:textarea-vertical-align="top" draw:auto-grow-height="false" fo:min-height="10.744cm" fo:min-width="4.5cm" draw:shadow="visible"/>
    </style:style>
    <style:style style:name="gr5" style:family="graphic" style:parent-style-name="standard">
      <style:graphic-properties draw:fill="solid" draw:fill-color="#eeeeee" draw:textarea-horizontal-align="justify" draw:textarea-vertical-align="top" draw:auto-grow-height="false" fo:min-height="10.75cm" fo:min-width="14.5cm" draw:shadow="visible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1.25cm" fo:min-width="2.5cm" draw:shadow="visible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 fo:min-height="1.244cm" fo:min-width="2.5cm" draw:shadow="visible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0.75cm" fo:min-width="2.5cm" draw:shadow="visible"/>
    </style:style>
    <style:style style:name="gr9" style:family="graphic" style:parent-style-name="standard">
      <style:graphic-properties draw:stroke-dash="Ultrafine_20_Dashed" draw:fill="solid" draw:fill-color="#dddddd" draw:textarea-horizontal-align="justify" draw:textarea-vertical-align="middle" draw:auto-grow-height="false" fo:min-height="0.75cm" fo:min-width="2.5cm" draw:shadow="visible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6.75cm" fo:min-width="2.5cm" draw:shadow="visible"/>
    </style:style>
    <style:style style:name="gr11" style:family="graphic" style:parent-style-name="standard">
      <style:graphic-properties draw:fill="solid" draw:fill-color="#dddddd" draw:textarea-horizontal-align="justify" draw:textarea-vertical-align="middle" draw:auto-grow-height="false" fo:min-height="0.732cm" fo:min-width="2.5cm" draw:shadow="visible"/>
    </style:style>
    <style:style style:name="gr12" style:family="graphic" style:parent-style-name="standard">
      <style:graphic-properties draw:fill="solid" draw:fill-color="#dddddd" draw:textarea-horizontal-align="justify" draw:textarea-vertical-align="middle" draw:auto-grow-height="false" fo:min-height="8.738cm" fo:min-width="2.5cm" draw:shadow="visibl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05cm" draw:marker-start-width="0.275cm" draw:marker-end="Linienspitzen_20_1" draw:marker-end-width="0.338cm" draw:fill="none" draw:textarea-vertical-align="middle" fo:padding-top="0.138cm" fo:padding-bottom="0.138cm" fo:padding-left="0.263cm" fo:padding-right="0.263cm"/>
    </style:style>
    <style:style style:name="gr15" style:family="graphic" style:parent-style-name="standard">
      <style:graphic-properties draw:stroke-dash="Ultrafine_20_Dashed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draw:stroke-dash="Ultrafine_20_Dashed" svg:stroke-width="0.05cm" draw:marker-start-width="0.275cm" draw:marker-end="Linienspitzen_20_1" draw:marker-end-width="0.338cm" draw:fill="none" draw:textarea-vertical-align="middle" fo:padding-top="0.138cm" fo:padding-bottom="0.138cm" fo:padding-left="0.263cm" fo:padding-right="0.263cm"/>
    </style:style>
    <style:style style:name="gr17" style:family="graphic" style:parent-style-name="objectwithoutfill">
      <style:graphic-properties svg:stroke-width="0.075cm" draw:marker-start-width="0.312cm" draw:marker-end="Linienspitzen_20_1" draw:marker-end-width="0.37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cm" draw:marker-start-width="0.349cm" draw:marker-end="Linienspitzen_20_1" draw:marker-end-width="0.412cm" draw:fill="none" draw:textarea-vertical-align="middle" fo:padding-top="0.162cm" fo:padding-bottom="0.162cm" fo:padding-left="0.287cm" fo:padding-right="0.287cm"/>
    </style:style>
    <style:style style:name="gr19" style:family="graphic" style:parent-style-name="objectwithoutfill">
      <style:graphic-properties draw:marker-end="Linienspitzen_20_1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Fine_20_Dashed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Fine_20_Dashed" draw:marker-end="Linienspitzen_20_1" draw:marker-end-width="0.3cm" draw:fill="none" draw:textarea-vertical-align="middle"/>
    </style:style>
    <style:style style:name="gr22" style:family="graphic" style:parent-style-name="standard">
      <style:graphic-properties draw:stroke="none" svg:stroke-width="0.175cm" draw:marker-start-width="0.461cm" draw:marker-end-width="0.461cm" draw:fill="none" draw:textarea-horizontal-align="justify" draw:textarea-vertical-align="middle" draw:auto-grow-height="false" fo:min-height="0cm" fo:min-width="0cm"/>
    </style:style>
    <style:style style:name="gr23" style:family="graphic" style:parent-style-name="objectwithoutfill">
      <style:graphic-properties svg:stroke-width="0.175cm" draw:marker-start-width="0.461cm" draw:marker-end="Linienspitzen_20_1" draw:marker-end-width="0.524cm" draw:fill="none" draw:textarea-vertical-align="middle" fo:padding-top="0.199cm" fo:padding-bottom="0.199cm" fo:padding-left="0.324cm" fo:padding-right="0.324cm"/>
    </style:style>
    <style:style style:name="gr24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draw:stroke="dash" draw:stroke-dash="Ultrafine_20_Dashed" draw:marker-end="Linienspitzen_20_1" draw:marker-end-width="0.3cm" draw:fill="none" draw:textarea-vertical-align="middl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objectwithoutfill">
      <style:graphic-properties svg:stroke-width="0.05cm" draw:marker-start-width="0.275cm" draw:marker-end-width="0.275cm" draw:fill="none" draw:textarea-vertical-align="middle" fo:padding-top="0.138cm" fo:padding-bottom="0.138cm" fo:padding-left="0.263cm" fo:padding-right="0.263cm"/>
    </style:style>
    <style:style style:name="gr28" style:family="graphic" style:parent-style-name="objectwithoutfill">
      <style:graphic-properties svg:stroke-width="0.075cm" draw:marker-start-width="0.312cm" draw:marker-end-width="0.312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1cm" draw:marker-start-width="0.349cm" draw:marker-end-width="0.349cm" draw:fill="none" draw:textarea-vertical-align="middle" fo:padding-top="0.162cm" fo:padding-bottom="0.162cm" fo:padding-left="0.287cm" fo:padding-right="0.287cm"/>
    </style:style>
    <style:style style:name="gr30" style:family="graphic" style:parent-style-name="objectwithoutfill">
      <style:graphic-properties svg:stroke-width="0.1cm" draw:marker-start-width="0.35cm" draw:marker-end-width="0.35cm" draw:fill="none" draw:textarea-vertical-align="middle" fo:padding-top="0.163cm" fo:padding-bottom="0.163cm" fo:padding-left="0.288cm" fo:padding-right="0.288cm"/>
    </style:style>
    <style:style style:name="gr31" style:family="graphic" style:parent-style-name="objectwithoutfill">
      <style:graphic-properties svg:stroke-width="0.125cm" draw:marker-start-width="0.386cm" draw:marker-end-width="0.386cm" svg:stroke-linecap="square" draw:fill="none" draw:textarea-vertical-align="middle" fo:padding-top="0.174cm" fo:padding-bottom="0.174cm" fo:padding-left="0.299cm" fo:padding-right="0.299cm"/>
    </style:style>
    <style:style style:name="gr32" style:family="graphic" style:parent-style-name="objectwithoutfill">
      <style:graphic-properties svg:stroke-width="0.15cm" draw:marker-start-width="0.424cm" draw:marker-end-width="0.424cm" svg:stroke-linecap="square" draw:fill="none" draw:textarea-vertical-align="middle" fo:padding-top="0.187cm" fo:padding-bottom="0.187cm" fo:padding-left="0.312cm" fo:padding-right="0.3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eeeeee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7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75cm" svg:height="1cm" svg:x="9.1cm" svg:y="13.1cm">
          <text:p text:style-name="P1">Vali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5cm" svg:height="1cm" svg:x="11.85cm" svg:y="13.1cm">
          <text:p text:style-name="P1">Cos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5cm" svg:height="13cm" svg:x="0.1cm" svg:y="0.1cm">
          <text:p text:style-name="P1"><text:span text:style-name="T1">Intelligent transportation and power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7.5cm" svg:x="5.6cm" svg:y="3.1cm">
          <text:p text:style-name="P1"><text:span text:style-name="T2">Dynamic</text:span></text:p>
          <text:p text:style-name="P1"><text:span text:style-name="T2">channe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0.994cm" svg:x="0.6cm" svg:y="1.1cm">
          <text:p text:style-name="P1"><text:span text:style-name="T1">Transportation system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5cm" svg:height="11cm" svg:x="7.1cm" svg:y="1.1cm">
          <text:p text:style-name="P1"><text:span text:style-name="T1">Power system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.5cm" svg:x="1.1cm" svg:y="7.1cm">
          <text:p text:style-name="P1">Car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cm" svg:height="1.494cm" svg:x="1.1cm" svg:y="9.6cm">
          <text:p text:style-name="P1">Car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cm" svg:height="1cm" svg:x="8.6cm" svg:y="4.088cm">
          <text:p text:style-name="P1">Solar pa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3cm" svg:height="1cm" svg:x="8.6cm" svg:y="6.088cm">
          <text:p text:style-name="P1">Power battery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cm" svg:height="1cm" svg:x="8.6cm" svg:y="8.082cm">
          <text:p text:style-name="P1">Charging s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cm" svg:height="1cm" svg:x="8.6cm" svg:y="10.08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7cm" svg:x="13.1cm" svg:y="2.1cm">
          <text:p text:style-name="P1">Low voltage net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cm" svg:height="0.982cm" svg:x="13.1cm" svg:y="10.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cm" svg:height="8.988cm" svg:x="17.6cm" svg:y="2.1cm">
          <text:p text:style-name="P1">Medium</text:p>
          <text:p text:style-name="P1">voltage net</text:p>
          <draw:enhanced-geometry svg:viewBox="0 0 21600 21600" draw:type="rectangle" draw:enhanced-path="M 0 0 L 21600 0 21600 21600 0 21600 0 0 Z N"/>
        </draw:custom-shape>
        <draw:custom-shape draw:style-name="gr13" draw:text-style-name="P1" xml:id="id1" draw:id="id1" draw:layer="layout" svg:width="0.25cm" svg:height="0.25cm" svg:x="11.475cm" svg:y="4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" draw:id="id2" draw:layer="layout" svg:width="0.25cm" svg:height="0.25cm" svg:x="12.975cm" svg:y="4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line" svg:x1="11.725cm" svg:y1="4.588cm" svg:x2="12.975cm" svg:y2="4.588cm" draw:start-shape="id1" draw:start-glue-point="10" draw:end-shape="id2" draw:end-glue-point="6" svg:d="M11725 4588h1250" svg:viewBox="0 0 1251 1">
          <text:p text:style-name="P1">Load</text:p>
          <text:p text:style-name="P1"/>
        </draw:connector>
        <draw:custom-shape draw:style-name="gr13" draw:text-style-name="P1" xml:id="id3" draw:id="id3" draw:layer="layout" svg:width="0.25cm" svg:height="0.25cm" svg:x="11.475cm" svg:y="6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" draw:id="id4" draw:layer="layout" svg:width="0.25cm" svg:height="0.25cm" svg:x="12.975cm" svg:y="6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line" svg:x1="11.725cm" svg:y1="6.588cm" svg:x2="12.975cm" svg:y2="6.588cm" draw:start-shape="id3" draw:start-glue-point="10" draw:end-shape="id4" draw:end-glue-point="6" svg:d="M11725 6588h1250" svg:viewBox="0 0 1251 1">
          <text:p text:style-name="P1">Load</text:p>
          <text:p text:style-name="P1"/>
        </draw:connector>
        <draw:custom-shape draw:style-name="gr13" draw:text-style-name="P1" xml:id="id5" draw:id="id5" draw:layer="layout" svg:width="0.25cm" svg:height="0.25cm" svg:x="11.475cm" svg:y="8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6" draw:id="id6" draw:layer="layout" svg:width="0.25cm" svg:height="0.25cm" svg:x="12.975cm" svg:y="8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line" svg:x1="11.725cm" svg:y1="8.582cm" svg:x2="12.975cm" svg:y2="8.582cm" draw:start-shape="id5" draw:start-glue-point="10" draw:end-shape="id6" draw:end-glue-point="6" svg:d="M11725 8582h1250" svg:viewBox="0 0 1251 1">
          <text:p text:style-name="P1">Load</text:p>
          <text:p text:style-name="P1"/>
        </draw:connector>
        <draw:custom-shape draw:style-name="gr15" draw:text-style-name="P1" xml:id="id7" draw:id="id7" draw:layer="layout" svg:width="0.25cm" svg:height="0.25cm" svg:x="11.475cm" svg:y="10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8" draw:id="id8" draw:layer="layout" svg:width="0.25cm" svg:height="0.25cm" svg:x="12.975cm" svg:y="10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5" draw:layer="layout" draw:type="line" svg:x1="11.725cm" svg:y1="10.582cm" svg:x2="12.975cm" svg:y2="10.582cm" draw:start-shape="id7" draw:start-glue-point="10" draw:end-shape="id8" draw:end-glue-point="6" svg:d="M11725 10582h1250" svg:viewBox="0 0 1251 1">
          <text:p text:style-name="P1">Load</text:p>
          <text:p text:style-name="P1"/>
        </draw:connector>
        <draw:custom-shape draw:style-name="gr13" draw:text-style-name="P1" xml:id="id9" draw:id="id9" draw:layer="layout" svg:width="0.25cm" svg:height="0.25cm" svg:x="15.975cm" svg:y="5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0" draw:id="id10" draw:layer="layout" svg:width="0.25cm" svg:height="0.25cm" svg:x="17.475cm" svg:y="5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5" draw:layer="layout" draw:type="line" svg:x1="16.225cm" svg:y1="5.588cm" svg:x2="17.475cm" svg:y2="5.588cm" draw:start-shape="id9" draw:start-glue-point="10" draw:end-shape="id10" draw:end-glue-point="6" svg:d="M16225 5588h1250" svg:viewBox="0 0 1251 1">
          <text:p text:style-name="P1">Load</text:p>
          <text:p text:style-name="P1"/>
        </draw:connector>
        <draw:custom-shape draw:style-name="gr13" draw:text-style-name="P1" xml:id="id11" draw:id="id11" draw:layer="layout" svg:width="0.25cm" svg:height="0.25cm" svg:x="15.975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2" draw:id="id12" draw:layer="layout" svg:width="0.25cm" svg:height="0.25cm" svg:x="17.475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5" draw:layer="layout" draw:type="line" svg:x1="16.225cm" svg:y1="10.6cm" svg:x2="17.475cm" svg:y2="10.6cm" draw:start-shape="id11" draw:start-glue-point="10" draw:end-shape="id12" draw:end-glue-point="6" svg:d="M16225 10600h1250" svg:viewBox="0 0 1251 1">
          <text:p text:style-name="P1">Load</text:p>
          <text:p text:style-name="P1"/>
        </draw:connector>
        <draw:custom-shape draw:style-name="gr13" draw:text-style-name="P1" xml:id="id13" draw:id="id13" draw:layer="layout" svg:width="0.25cm" svg:height="0.25cm" svg:x="20.475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4" draw:id="id14" draw:layer="layout" svg:width="0.25cm" svg:height="0.25cm" svg:x="21.975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line" svg:x1="20.725cm" svg:y1="6.6cm" svg:x2="21.975cm" svg:y2="6.6cm" draw:start-shape="id13" draw:start-glue-point="10" draw:end-shape="id14" draw:end-glue-point="6" svg:d="M20725 6600h1250" svg:viewBox="0 0 1251 1">
          <text:p text:style-name="P1">Load</text:p>
          <text:p text:style-name="P1"/>
        </draw:connector>
        <draw:custom-shape draw:style-name="gr13" draw:text-style-name="P1" xml:id="id15" draw:id="id15" draw:layer="layout" svg:width="0.25cm" svg:height="0.25cm" svg:x="6.975cm" svg:y="8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" draw:id="id16" draw:layer="layout" svg:width="0.25cm" svg:height="0.25cm" svg:x="8.475cm" svg:y="8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line" svg:x1="7.225cm" svg:y1="8.6cm" svg:x2="8.475cm" svg:y2="8.6cm" draw:start-shape="id15" draw:start-glue-point="10" draw:end-shape="id16" draw:end-glue-point="6" svg:d="M7225 8600h1250" svg:viewBox="0 0 1251 1">
          <text:p text:style-name="P1">Load</text:p>
          <text:p text:style-name="P1"/>
        </draw:connector>
        <draw:custom-shape draw:style-name="gr13" draw:text-style-name="P1" xml:id="id17" draw:id="id17" draw:layer="layout" svg:width="0.25cm" svg:height="0.25cm" svg:x="3.975cm" svg:y="7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" draw:id="id18" draw:layer="layout" svg:width="0.25cm" svg:height="0.25cm" svg:x="5.475cm" svg:y="7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line" svg:x1="4.225cm" svg:y1="8.1cm" svg:x2="5.475cm" svg:y2="8.1cm" draw:start-shape="id17" draw:start-glue-point="10" draw:end-shape="id18" draw:end-glue-point="6" svg:d="M4225 8100h1250" svg:viewBox="0 0 1251 1">
          <text:p text:style-name="P1">Load</text:p>
          <text:p text:style-name="P1"/>
        </draw:connector>
        <draw:custom-shape draw:style-name="gr13" draw:text-style-name="P1" xml:id="id19" draw:id="id19" draw:layer="layout" svg:width="0.25cm" svg:height="0.25cm" svg:x="3.975cm" svg:y="10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0" draw:id="id20" draw:layer="layout" svg:width="0.25cm" svg:height="0.25cm" svg:x="5.475cm" svg:y="10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line" svg:x1="4.225cm" svg:y1="10.594cm" svg:x2="5.475cm" svg:y2="10.594cm" draw:start-shape="id19" draw:start-glue-point="10" draw:end-shape="id20" draw:end-glue-point="6" svg:d="M4225 10594h1250" svg:viewBox="0 0 1251 1">
          <text:p text:style-name="P1">Load</text:p>
          <text:p text:style-name="P1"/>
        </draw:connector>
        <draw:custom-shape draw:style-name="gr13" draw:text-style-name="P1" xml:id="id21" draw:id="id21" draw:layer="layout" svg:width="0.25cm" svg:height="0.25cm" svg:x="3.975cm" svg:y="9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2" draw:id="id22" draw:layer="layout" svg:width="0.25cm" svg:height="0.25cm" svg:x="5.475cm" svg:y="9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line" svg:x1="4.225cm" svg:y1="10.1cm" svg:x2="5.475cm" svg:y2="10.1cm" draw:start-shape="id21" draw:start-glue-point="10" draw:end-shape="id22" draw:end-glue-point="6" svg:d="M4225 10100h1250" svg:viewBox="0 0 1251 1">
          <text:p text:style-name="P1">Position</text:p>
          <text:p text:style-name="P1"/>
        </draw:connector>
        <draw:custom-shape draw:style-name="gr13" draw:text-style-name="P1" xml:id="id23" draw:id="id23" draw:layer="layout" svg:width="0.25cm" svg:height="0.25cm" svg:x="3.975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4" draw:id="id24" draw:layer="layout" svg:width="0.25cm" svg:height="0.25cm" svg:x="5.475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6" draw:layer="layout" draw:type="line" svg:x1="4.225cm" svg:y1="7.6cm" svg:x2="5.475cm" svg:y2="7.6cm" draw:start-shape="id23" draw:start-glue-point="10" draw:end-shape="id24" draw:end-glue-point="6" svg:d="M4225 7600h1250" svg:viewBox="0 0 1251 1">
          <text:p text:style-name="P1">Position</text:p>
          <text:p text:style-name="P1"/>
        </draw:connector>
        <draw:custom-shape draw:style-name="gr13" draw:text-style-name="P1" draw:layer="layout" svg:width="0.25cm" svg:height="0.25cm" svg:x="19.475cm" svg:y="10.981cm">
          <text:p/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curve" svg:x1="5.725cm" svg:y1="5.6cm" svg:x2="6.975cm" svg:y2="8.6cm" draw:start-shape="id25" draw:start-glue-point="10" draw:end-shape="id15" draw:end-glue-point="6" svg:d="M5725 5600c939 0 314 3000 1250 3000" svg:viewBox="0 0 1251 3001">
          <text:p/>
        </draw:connector>
        <draw:connector draw:style-name="gr21" draw:text-style-name="P7" draw:layer="layout" draw:type="curve" svg:x1="5.725cm" svg:y1="8.1cm" svg:x2="6.975cm" svg:y2="8.6cm" draw:start-shape="id18" draw:start-glue-point="10" draw:end-shape="id15" draw:end-glue-point="6" svg:d="M5725 8100c939 0 314 500 1250 500" svg:viewBox="0 0 1251 501">
          <text:p/>
        </draw:connector>
        <draw:custom-shape draw:style-name="gr22" draw:text-style-name="P5" xml:id="id27" draw:id="id27" draw:layer="layout" svg:width="0.25cm" svg:height="0.25cm" svg:x="10.725cm" svg:y="13.9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xml:id="id29" draw:id="id29" draw:layer="layout" svg:width="0.25cm" svg:height="0.25cm" svg:x="11.725cm" svg:y="13.975cm">
          <text:p/>
          <draw:enhanced-geometry svg:viewBox="0 0 21600 21600" draw:type="rectangle" draw:enhanced-path="M 0 0 L 21600 0 21600 21600 0 21600 0 0 Z N"/>
        </draw:custom-shape>
        <draw:connector draw:style-name="gr23" draw:text-style-name="P5" draw:layer="layout" draw:type="line" svg:x1="10.85cm" svg:y1="13.225cm" svg:x2="10.85cm" svg:y2="13.975cm" draw:start-shape="id26" draw:start-glue-point="2" draw:end-shape="id27" draw:end-glue-point="0" svg:d="M10850 13225v750" svg:viewBox="0 0 1 751">
          <text:p text:style-name="P1"/>
        </draw:connector>
        <draw:connector draw:style-name="gr23" draw:text-style-name="P5" draw:layer="layout" draw:type="line" svg:x1="11.85cm" svg:y1="13.225cm" svg:x2="11.85cm" svg:y2="13.975cm" draw:start-shape="id28" draw:start-glue-point="2" draw:end-shape="id29" draw:end-glue-point="0" svg:d="M11850 13225v750" svg:viewBox="0 0 1 751">
          <text:p text:style-name="P1"/>
        </draw:connector>
        <draw:custom-shape draw:style-name="gr8" draw:text-style-name="P4" draw:layer="layout" svg:width="3cm" svg:height="1cm" svg:x="8.6cm" svg:y="2.094cm">
          <text:p text:style-name="P1">Static lo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30" draw:id="id30" draw:layer="layout" svg:width="0.25cm" svg:height="0.25cm" svg:x="11.475cm" svg:y="2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31" draw:id="id31" draw:layer="layout" svg:width="0.25cm" svg:height="0.25cm" svg:x="12.975cm" svg:y="2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line" svg:x1="11.725cm" svg:y1="2.594cm" svg:x2="12.975cm" svg:y2="2.594cm" draw:start-shape="id30" draw:start-glue-point="10" draw:end-shape="id31" draw:end-glue-point="6" svg:d="M11725 2594h1250" svg:viewBox="0 0 1251 1">
          <text:p text:style-name="P1">Load</text:p>
          <text:p text:style-name="P1"/>
        </draw:connector>
        <draw:custom-shape draw:style-name="gr13" draw:text-style-name="P1" draw:layer="layout" svg:width="0.25cm" svg:height="0.25cm" svg:x="9.475cm" svg:y="2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0.475cm" svg:y="2.9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.5cm" svg:x="1.1cm" svg:y="4.6cm">
          <text:p text:style-name="P1">Car</text:p>
          <draw:enhanced-geometry svg:viewBox="0 0 21600 21600" draw:type="rectangle" draw:enhanced-path="M 0 0 L 21600 0 21600 21600 0 21600 0 0 Z N"/>
        </draw:custom-shape>
        <draw:custom-shape draw:style-name="gr13" draw:text-style-name="P1" xml:id="id32" draw:id="id32" draw:layer="layout" svg:width="0.25cm" svg:height="0.25cm" svg:x="3.975cm" svg:y="5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5" draw:id="id25" draw:layer="layout" svg:width="0.25cm" svg:height="0.25cm" svg:x="5.475cm" svg:y="5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line" svg:x1="4.225cm" svg:y1="5.6cm" svg:x2="5.475cm" svg:y2="5.6cm" draw:start-shape="id32" draw:start-glue-point="10" draw:end-shape="id25" draw:end-glue-point="6" svg:d="M4225 5600h1250" svg:viewBox="0 0 1251 1">
          <text:p text:style-name="P1">Load</text:p>
          <text:p text:style-name="P1"/>
        </draw:connector>
        <draw:custom-shape draw:style-name="gr13" draw:text-style-name="P1" xml:id="id33" draw:id="id33" draw:layer="layout" svg:width="0.25cm" svg:height="0.25cm" svg:x="3.975cm" svg:y="4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34" draw:id="id34" draw:layer="layout" svg:width="0.25cm" svg:height="0.25cm" svg:x="5.475cm" svg:y="4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6" draw:layer="layout" draw:type="line" svg:x1="4.225cm" svg:y1="5.1cm" svg:x2="5.475cm" svg:y2="5.1cm" draw:start-shape="id33" draw:start-glue-point="10" draw:end-shape="id34" draw:end-glue-point="6" svg:d="M4225 5100h1250" svg:viewBox="0 0 1251 1">
          <text:p text:style-name="P1">Position</text:p>
          <text:p text:style-name="P1"/>
        </draw:connector>
        <draw:custom-shape draw:style-name="gr6" draw:text-style-name="P4" draw:layer="layout" svg:width="3cm" svg:height="1.5cm" svg:x="1.1cm" svg:y="2.1cm">
          <text:p text:style-name="P1">Car</text:p>
          <draw:enhanced-geometry svg:viewBox="0 0 21600 21600" draw:type="rectangle" draw:enhanced-path="M 0 0 L 21600 0 21600 21600 0 21600 0 0 Z N"/>
        </draw:custom-shape>
        <draw:custom-shape draw:style-name="gr13" draw:text-style-name="P1" xml:id="id35" draw:id="id35" draw:layer="layout" svg:width="0.25cm" svg:height="0.25cm" svg:x="3.975cm" svg:y="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36" draw:id="id36" draw:layer="layout" svg:width="0.25cm" svg:height="0.25cm" svg:x="5.475cm" svg:y="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line" svg:x1="4.225cm" svg:y1="3.1cm" svg:x2="5.475cm" svg:y2="3.1cm" draw:start-shape="id35" draw:start-glue-point="10" draw:end-shape="id36" draw:end-glue-point="6" svg:d="M4225 3100h1250" svg:viewBox="0 0 1251 1">
          <text:p text:style-name="P1">Load</text:p>
          <text:p text:style-name="P1"/>
        </draw:connector>
        <draw:custom-shape draw:style-name="gr13" draw:text-style-name="P1" xml:id="id37" draw:id="id37" draw:layer="layout" svg:width="0.25cm" svg:height="0.25cm" svg:x="3.975cm" svg:y="2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38" draw:id="id38" draw:layer="layout" svg:width="0.25cm" svg:height="0.25cm" svg:x="5.475cm" svg:y="2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6" draw:layer="layout" draw:type="line" svg:x1="4.225cm" svg:y1="2.6cm" svg:x2="5.475cm" svg:y2="2.6cm" draw:start-shape="id37" draw:start-glue-point="10" draw:end-shape="id38" draw:end-glue-point="6" svg:d="M4225 2600h1250" svg:viewBox="0 0 1251 1">
          <text:p text:style-name="P1">Position</text:p>
          <text:p text:style-name="P1"/>
        </draw:connector>
        <draw:custom-shape draw:style-name="gr13" draw:text-style-name="P1" draw:layer="layout" svg:width="0.25cm" svg:height="0.25cm" svg:x="1.975cm" svg:y="3.4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2.975cm" svg:y="3.475cm">
          <text:p/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curve" svg:x1="5.725cm" svg:y1="3.1cm" svg:x2="6.975cm" svg:y2="8.6cm" draw:start-shape="id36" draw:start-glue-point="10" draw:end-shape="id15" draw:end-glue-point="6" svg:d="M5725 3100c939 0 314 5500 1250 5500" svg:viewBox="0 0 1251 5501">
          <text:p/>
        </draw:connector>
        <draw:connector draw:style-name="gr20" draw:text-style-name="P5" draw:layer="layout" draw:type="curve" svg:x1="5.725cm" svg:y1="10.594cm" svg:x2="6.975cm" svg:y2="8.6cm" draw:start-shape="id20" draw:start-glue-point="10" draw:end-shape="id15" draw:end-glue-point="6" svg:d="M5725 10594c939 0 314-1994 1250-1994" svg:viewBox="0 0 1251 1995">
          <text:p/>
        </draw:connector>
        <draw:custom-shape draw:style-name="gr24" draw:text-style-name="P1" xml:id="id39" draw:id="id39" draw:layer="layout" svg:width="0.25cm" svg:height="0.25cm" svg:x="6.975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0" draw:id="id40" draw:layer="layout" svg:width="0.25cm" svg:height="0.25cm" svg:x="8.475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line" svg:x1="7.225cm" svg:y1="10.6cm" svg:x2="8.475cm" svg:y2="10.6cm" draw:start-shape="id39" draw:start-glue-point="10" draw:end-shape="id40" draw:end-glue-point="6" svg:d="M7225 10600h1250" svg:viewBox="0 0 1251 1">
          <text:p text:style-name="P1">Load</text:p>
          <text:p text:style-name="P1"/>
        </draw:connector>
        <draw:custom-shape draw:style-name="gr13" draw:text-style-name="P1" draw:layer="layout" svg:width="0.25cm" svg:height="0.25cm" svg:x="14.975cm" svg:y="10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3.975cm" svg:y="8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4.975cm" svg:y="8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4.973cm" svg:y="8.9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0.475cm" svg:y="10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9.475cm" svg:y="8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0.475cm" svg:y="8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0.473cm" svg:y="8.9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9.475cm" svg:y="6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0.475cm" svg:y="6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0.473cm" svg:y="6.9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9.475cm" svg:y="4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0.475cm" svg:y="4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0.473cm" svg:y="4.9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4.975cm" svg:y="11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.975cm" svg:y="10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2.975cm" svg:y="10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.975cm" svg:y="8.4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2.975cm" svg:y="8.4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.975cm" svg:y="5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2.975cm" svg:y="5.975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2.1cm" svg:y1="3.725cm" svg:x2="2.1cm" svg:y2="4.6cm">
          <text:p/>
        </draw:line>
        <draw:line draw:style-name="gr26" draw:text-style-name="P5" draw:layer="layout" svg:x1="3.1cm" svg:y1="3.725cm" svg:x2="3.1cm" svg:y2="4.6cm">
          <text:p/>
        </draw:line>
        <draw:line draw:style-name="gr27" draw:text-style-name="P5" draw:layer="layout" svg:x1="2.1cm" svg:y1="6.225cm" svg:x2="2.1cm" svg:y2="7.1cm">
          <text:p/>
        </draw:line>
        <draw:line draw:style-name="gr27" draw:text-style-name="P5" draw:layer="layout" svg:x1="3.1cm" svg:y1="6.225cm" svg:x2="3.1cm" svg:y2="7.1cm">
          <text:p/>
        </draw:line>
        <draw:line draw:style-name="gr28" draw:text-style-name="P5" draw:layer="layout" svg:x1="2.1cm" svg:y1="8.725cm" svg:x2="2.1cm" svg:y2="9.6cm">
          <text:p/>
        </draw:line>
        <draw:line draw:style-name="gr28" draw:text-style-name="P5" draw:layer="layout" svg:x1="3.1cm" svg:y1="8.725cm" svg:x2="3.1cm" svg:y2="9.6cm">
          <text:p/>
        </draw:line>
        <draw:line draw:style-name="gr29" draw:text-style-name="P5" draw:layer="layout" svg:x1="2.1cm" svg:y1="11.225cm" svg:x2="2.1cm" svg:y2="11.975cm">
          <text:p/>
        </draw:line>
        <draw:line draw:style-name="gr29" draw:text-style-name="P5" draw:layer="layout" svg:x1="3.1cm" svg:y1="11.225cm" svg:x2="3.1cm" svg:y2="11.975cm">
          <text:p/>
        </draw:line>
        <draw:line draw:style-name="gr30" draw:text-style-name="P5" draw:layer="layout" svg:x1="14.1cm" svg:y1="9.225cm" svg:x2="14.1cm" svg:y2="10.1cm">
          <text:p/>
        </draw:line>
        <draw:line draw:style-name="gr30" draw:text-style-name="P5" draw:layer="layout" svg:x1="15.1cm" svg:y1="9.225cm" svg:x2="15.1cm" svg:y2="10.1cm">
          <text:p/>
        </draw:line>
        <draw:line draw:style-name="gr31" draw:text-style-name="P5" draw:layer="layout" svg:x1="14.1cm" svg:y1="11.225cm" svg:x2="14.1cm" svg:y2="11.975cm">
          <text:p/>
        </draw:line>
        <draw:line draw:style-name="gr31" draw:text-style-name="P5" draw:layer="layout" svg:x1="15.1cm" svg:y1="11.225cm" svg:x2="15.1cm" svg:y2="11.975cm">
          <text:p/>
        </draw:line>
        <draw:line draw:style-name="gr26" draw:text-style-name="P5" draw:layer="layout" svg:x1="9.6cm" svg:y1="3.225cm" svg:x2="9.6cm" svg:y2="4.1cm">
          <text:p/>
        </draw:line>
        <draw:line draw:style-name="gr26" draw:text-style-name="P5" draw:layer="layout" svg:x1="10.6cm" svg:y1="3.225cm" svg:x2="10.6cm" svg:y2="4.1cm">
          <text:p/>
        </draw:line>
        <draw:line draw:style-name="gr27" draw:text-style-name="P5" draw:layer="layout" svg:x1="9.6cm" svg:y1="5.225cm" svg:x2="9.6cm" svg:y2="6.1cm">
          <text:p/>
        </draw:line>
        <draw:line draw:style-name="gr27" draw:text-style-name="P5" draw:layer="layout" svg:x1="10.6cm" svg:y1="5.225cm" svg:x2="10.6cm" svg:y2="6.1cm">
          <text:p/>
        </draw:line>
        <draw:line draw:style-name="gr28" draw:text-style-name="P5" draw:layer="layout" svg:x1="9.6cm" svg:y1="7.225cm" svg:x2="9.6cm" svg:y2="8.1cm">
          <text:p/>
        </draw:line>
        <draw:line draw:style-name="gr28" draw:text-style-name="P5" draw:layer="layout" svg:x1="10.6cm" svg:y1="7.225cm" svg:x2="10.6cm" svg:y2="8.1cm">
          <text:p/>
        </draw:line>
        <draw:line draw:style-name="gr29" draw:text-style-name="P5" draw:layer="layout" svg:x1="9.6cm" svg:y1="9.225cm" svg:x2="9.6cm" svg:y2="10.1cm">
          <text:p/>
        </draw:line>
        <draw:line draw:style-name="gr29" draw:text-style-name="P5" draw:layer="layout" svg:x1="10.6cm" svg:y1="9.225cm" svg:x2="10.6cm" svg:y2="10.1cm">
          <text:p/>
        </draw:line>
        <draw:line draw:style-name="gr31" draw:text-style-name="P5" draw:layer="layout" svg:x1="18.6cm" svg:y1="11.725cm" svg:x2="9.6cm" svg:y2="11.725cm">
          <text:p/>
        </draw:line>
        <draw:line draw:style-name="gr31" draw:text-style-name="P5" draw:layer="layout" svg:x1="10.6cm" svg:y1="11.225cm" svg:x2="10.6cm" svg:y2="11.475cm">
          <text:p/>
        </draw:line>
        <draw:line draw:style-name="gr31" draw:text-style-name="P5" draw:layer="layout" svg:x1="9.6cm" svg:y1="11.225cm" svg:x2="9.6cm" svg:y2="11.725cm">
          <text:p/>
        </draw:line>
        <draw:line draw:style-name="gr31" draw:text-style-name="P5" draw:layer="layout" svg:x1="19.6cm" svg:y1="11.225cm" svg:x2="19.6cm" svg:y2="11.475cm">
          <text:p/>
        </draw:line>
        <draw:line draw:style-name="gr31" draw:text-style-name="P5" draw:layer="layout" svg:x1="18.6cm" svg:y1="11.225cm" svg:x2="18.6cm" svg:y2="11.725cm">
          <text:p/>
        </draw:line>
        <draw:line draw:style-name="gr32" draw:text-style-name="P5" draw:layer="layout" svg:x1="2.1cm" svg:y1="12.725cm" svg:x2="14.1cm" svg:y2="12.725cm">
          <text:p/>
        </draw:line>
        <draw:line draw:style-name="gr32" draw:text-style-name="P5" draw:layer="layout" svg:x1="2.1cm" svg:y1="12.225cm" svg:x2="2.1cm" svg:y2="12.725cm">
          <text:p/>
        </draw:line>
        <draw:line draw:style-name="gr32" draw:text-style-name="P5" draw:layer="layout" svg:x1="3.1cm" svg:y1="12.225cm" svg:x2="3.1cm" svg:y2="12.475cm">
          <text:p/>
        </draw:line>
        <draw:line draw:style-name="gr32" draw:text-style-name="P5" draw:layer="layout" svg:x1="14.1cm" svg:y1="12.225cm" svg:x2="14.1cm" svg:y2="12.725cm">
          <text:p/>
        </draw:line>
        <draw:line draw:style-name="gr32" draw:text-style-name="P5" draw:layer="layout" svg:x1="15.1cm" svg:y1="12.225cm" svg:x2="15.1cm" svg:y2="12.475cm">
          <text:p/>
        </draw:line>
        <draw:line draw:style-name="gr32" draw:text-style-name="P5" draw:layer="layout" svg:x1="10.85cm" svg:y1="12.725cm" svg:x2="10.85cm" svg:y2="12.975cm">
          <text:p/>
        </draw:line>
        <draw:line draw:style-name="gr32" draw:text-style-name="P5" draw:layer="layout" svg:x1="11.85cm" svg:y1="12.475cm" svg:x2="11.85cm" svg:y2="12.975cm">
          <text:p/>
        </draw:line>
        <draw:line draw:style-name="gr32" draw:text-style-name="P5" draw:layer="layout" svg:x1="3.1cm" svg:y1="12.475cm" svg:x2="15.1cm" svg:y2="12.475cm">
          <text:p/>
        </draw:line>
        <draw:line draw:style-name="gr31" draw:text-style-name="P5" draw:layer="layout" svg:x1="19.6cm" svg:y1="11.475cm" svg:x2="10.6cm" svg:y2="11.475cm">
          <text:p/>
        </draw:line>
        <draw:custom-shape draw:style-name="gr13" draw:text-style-name="P1" draw:layer="layout" svg:width="0.25cm" svg:height="0.25cm" svg:x="19.473cm" svg:y="10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8.475cm" svg:y="10.9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3.975cm" svg:y="10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4.973cm" svg:y="10.9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9.475cm" svg:y="10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0.473cm" svg:y="10.9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.975cm" svg:y="11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2.975cm" svg:y="11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3.975cm" svg:y="11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25cm" svg:x="14.973cm" svg:y="11.9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6" draw:id="id26" draw:layer="layout" svg:width="0.25cm" svg:height="0.25cm" svg:x="10.725cm" svg:y="12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8" draw:id="id28" draw:layer="layout" svg:width="0.25cm" svg:height="0.25cm" svg:x="11.725cm" svg:y="12.9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37cm" draw:marker-start-center="false" draw:marker-end-width="0.237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00000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2.7cm" fo:page-height="14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19:04:00.459000000</meta:creation-date>
    <dc:date>2015-08-07T15:06:40.656000000</dc:date>
    <meta:editing-duration>PT1H6M15S</meta:editing-duration>
    <meta:editing-cycles>47</meta:editing-cycles>
    <meta:generator>LibreOffice/4.4.5.2$Windows_x86 LibreOffice_project/a22f674fd25a3b6f45bdebf25400ed2adff0ff99</meta:generator>
    <meta:document-statistic meta:object-count="152"/>
  </office:meta>
</office:document-meta>
</file>